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5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5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5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5">
            <calcext:condition calcext:apply-style-name="Error" calcext:value="duplicate" calcext:base-cell-address="list.B3"/>
          </calcext:conditional-format>
          <calcext:conditional-format calcext:target-range-address="list.C3:list.C315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4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4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4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4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4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4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4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/>
          <table:table-cell table:style-name="ce175"/>
          <table:table-cell table:style-name="ce104" table:number-columns-repeated="2"/>
          <table:covered-table-cell table:style-name="ce104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4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4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4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4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4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4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4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4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4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4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4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4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4" table:number-columns-repeated="2"/>
          <table:table-cell table:style-name="ce104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4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4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4"/>
          <table:table-cell table:style-name="ce104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4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4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4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4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4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4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4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4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4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4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4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4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4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4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4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4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4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4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4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4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4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4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4" office:value-type="string" calcext:value-type="string">
            <text:p>Discord: 데크크래프트#4923</text:p>
          </table:table-cell>
          <table:table-cell table:style-name="ce104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4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4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4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4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4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4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4"/>
          <table:table-cell table:style-name="ce104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4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4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4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4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4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4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4" office:value-type="string" calcext:value-type="string">
            <text:p>주식회사 디즈콘</text:p>
          </table:table-cell>
          <table:table-cell table:style-name="ce157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4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이정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4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4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4" table:number-columns-repeated="2"/>
          <table:table-cell table:style-name="ce10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4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4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4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4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4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4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4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4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4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4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4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4"/>
          <table:table-cell table:style-name="ce104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4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4" table:number-columns-repeated="2"/>
          <table:table-cell table:style-name="ce10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4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4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4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4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4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4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4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4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4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4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4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4" office:value-type="string" calcext:value-type="string">
            <text:p><text:a xlink:href="https://twitter.com/LeeBbunsik" xlink:type="simple">https://twitter.com/LeeBbunsik</text:a></text:p>
          </table:table-cell>
          <table:table-cell table:style-name="ce10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4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4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4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4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4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4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4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4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4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4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4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4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4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4"/>
          <table:table-cell table:style-name="ce104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4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4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0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4" office:value-type="string" calcext:value-type="string">
            <text:p>주식회사 픽셀로어</text:p>
          </table:table-cell>
          <table:table-cell table:style-name="ce157" office:value-type="string" calcext:value-type="string">
            <text:p>경기도 성남시 분당구 서현로</text:p>
          </table:table-cell>
          <table:table-cell table:style-name="ce165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4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4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4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4" office:value-type="string" calcext:value-type="string">
            <text:p>프로젝트문</text:p>
          </table:table-cell>
          <table:table-cell table:style-name="ce157" office:value-type="string" calcext:value-type="string">
            <text:p>경기도 수원시 영통구 아주로</text:p>
          </table:table-cell>
          <table:table-cell table:style-name="ce165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4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4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4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4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4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4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4" office:value-type="string" calcext:value-type="string">
            <text:p>라이징윙스 주식회사</text:p>
          </table:table-cell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4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4" office:value-type="string" calcext:value-type="string">
            <text:p><text:a xlink:href="https://twitter.com/REDRAY_dev" xlink:type="simple">https://twitter.com/REDRAY_dev</text:a></text:p>
          </table:table-cell>
          <table:table-cell table:style-name="ce104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4"/>
          <table:table-cell table:style-name="ce157" office:value-type="string" calcext:value-type="string">
            <text:p>경기 성남시 분당구 판교역로</text:p>
          </table:table-cell>
          <table:table-cell table:style-name="ce165"/>
          <table:table-cell table:style-name="ce165" office:value-type="string" calcext:value-type="string">
            <text:p>전동진</text:p>
          </table:table-cell>
          <table:table-cell table:style-name="ce104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4"/>
          <table:table-cell table:style-name="ce104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Rootless Studio</text:p>
          </table:table-cell>
          <table:table-cell table:style-name="ce104" office:value-type="string" calcext:value-type="string">
            <text:p>주식회사 루틀레스 스튜디오</text:p>
          </table:table-cell>
          <table:table-cell table:style-name="ce157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237</text:p>
          </table:table-cell>
          <table:table-cell table:style-name="ce165" office:value-type="string" calcext:value-type="string">
            <text:p>박현재</text:p>
          </table:table-cell>
          <table:table-cell table:style-name="ce104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4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4"/>
          <table:table-cell table:style-name="ce104" office:value-type="string" calcext:value-type="string">
            <text:p>루트리스스튜디오(대표 박현재)는 PC 패키지 게임 ‘사망여각’의 킥스타터 모금을 시작했다.</text:p>
            <text:p/>
            <text:p>! 사업자 등록에는 사명을 “루틀레스” 라고 적어놨다.</text:p>
          </table:table-cell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04" office:value-type="string" calcext:value-type="string">
            <text:p>주식회사 루트엔스튜디오</text:p>
          </table:table-cell>
          <table:table-cell table:style-name="ce157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795</text:p>
          </table:table-cell>
          <table:table-cell table:style-name="ce165" office:value-type="string" calcext:value-type="string">
            <text:p>장상백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㈜루트엔스튜디오(대표이사 장상백)는 7월 21일 오늘 국내 대표 호러 어드벤처 게임인 ‘화이트데이2: 거짓말하는 꽃’의 마지막 이야기인 Episode 3를 출시했다.</text:p>
          </table:table-cell>
        </table:table-row>
        <table:table-row table:style-name="ro3">
          <table:table-cell table:style-name="ce147" office:value-type="string" calcext:value-type="string">
            <text:p>SEROSO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학생 게임개발 팀 SEROSOO(서로수)가 제작한 리듬 게임 ‘프로젝트 람버스(Project Rhombus)’가 사이코플럭스 엔터테인먼트를 통해 스팀에 출시되었다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4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4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4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4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4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4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4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4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4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4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4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4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4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4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4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4" office:value-type="string" calcext:value-type="string">
            <text:p><text:a xlink:href="https://twitter.com/Studio_Ly" xlink:type="simple">https://twitter.com/Studio_Ly</text:a>_</text:p>
          </table:table-cell>
          <table:table-cell table:style-name="ce104" office:value-type="string" calcext:value-type="string">
            <text:p><text:a xlink:href="https://twitter.com/lychoi2000" xlink:type="simple">https://twitter.com/lychoi2000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4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Studio Sot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4"/>
          <table:table-cell table:style-name="ce104" office:value-type="string" calcext:value-type="string">
            <text:p>안녕하세요, 스튜디오 소트는 아트 담당인 이여주와 개발 담당인 이유라 2인으로 이뤄진 스튜디오입니다. 출범한지는 4개월 정도 되었어요. 저희가 계획해 오던 게임 &lt;호텔 소울즈&gt; 를 만들기 위해 결성되었습니다. 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4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4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4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4" office:value-type="string" calcext:value-type="string">
            <text:p>썬플로랩스 (Sunflo Labs)</text:p>
          </table:table-cell>
          <table:table-cell table:style-name="ce157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4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4" office:value-type="string" calcext:value-type="string">
            <text:p>주식회사 써니사이드업 (SUNNY SIDE UP)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811</text:p>
          </table:table-cell>
          <table:table-cell table:style-name="ce165" office:value-type="string" calcext:value-type="string">
            <text:p>박은현</text:p>
          </table:table-cell>
          <table:table-cell table:style-name="ce104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4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4"/>
          <table:table-cell table:style-name="ce104" office:value-type="string" calcext:value-type="string">
            <text:p>박은현(33) 써니사이드업 대표는 “부산글로벌게임센터로부터 받은 지원이 큰 도움이 됐다”고 했다.</text:p>
          </table:table-cell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4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4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&lt;전언&gt;을 개발한 팀217. 왼쪽부터 이기현 기획자, 이재홍 프로그래머, 김동혁 프로그래머</text:p>
            <text:p/>
            <text:p>놀랍게도 &lt;전언&gt;은 고등학교 3학년 세 명이 힘을 합쳐 만들어낸 작품이다. BIC의 오프라인 부스에서 게임을 체험하고 전시의 마감일이 소풍과 겹쳐 출품하지 못할 뻔했다는 05년생 '갓기'들과 이야기를 나눴다. / 디스이즈게임 신동하 기자 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4" office:value-type="string" calcext:value-type="string">
            <text:p>팀 콘필드 (Team Corn Field)</text:p>
          </table:table-cell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4" office:value-type="string" calcext:value-type="string">
            <text:p>팀 에뚜</text:p>
          </table:table-cell>
          <table:table-cell table:style-name="ce157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4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스마일게이트 스토브(대표 한영운)는 인디 게임 플랫폼 ‘스토브인디’에 팀에뚜(대표 이시온)가 개발한 2D 횡스크롤 액션 게임 ‘문경새재’를 단독으로 출시한다고 13일 밝혔다.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4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4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4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4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4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4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4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4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4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4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4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4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4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4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4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4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4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4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4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4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4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4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4" office:value-type="string" calcext:value-type="string">
            <text:p><text:a xlink:href="https://twitter.com/vonasoft7" xlink:type="simple">https://twitter.com/vonasoft7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4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4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4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4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4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4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4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94:list.C295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4">00/00/0000</text:date>, <text:time style:data-style-name="N2" text:time-value="07:04:46.82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4T07:56:39.745000000</dc:date>
    <meta:editing-duration>P2DT16H52M11S</meta:editing-duration>
    <meta:editing-cycles>1065</meta:editing-cycles>
    <meta:document-statistic meta:table-count="4" meta:cell-count="3461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